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on des programmes sur SLAM</text:p>
      <text:h text:style-name="Heading_20_1" text:outline-level="1">Filtre Particule de Rao Blackwellised et Odometrie Visuelle</text:h>
      <text:p text:style-name="Standard">Il y a des outils pour démontrer des résultats. Mais le nombre de paquet qui supporte slam visuel n'est pas nombreux. Tous sont autours de laser. Le supporte de communauté est moyenne. </text:p>
      <text:h text:style-name="Heading_20_1" text:outline-level="1">Scene</text:h>
      <text:p text:style-name="Standard">J'ai compilé le programme de Scene. Mais, ses fonctionnes et son interface graphique sont très simple. Et difficile à traquer des sorties. </text:p>
      <text:list xml:id="list1590993244" text:style-name="L4">
        <text:list-item>
          <text:p text:style-name="P3">Librairie n'est pas commune. </text:p>
        </text:list-item>
        <text:list-item>
          <text:p text:style-name="P3">Moins de support de l'autre</text:p>
        </text:list-item>
      </text:list>
      <text:h text:style-name="Heading_20_1" text:outline-level="1">ROS</text:h>
      <text:p text:style-name="Standard">Il y a des paquets sur odométrie visuelle et vslam. Mais, deux paquets ne sont plus maintenus. Mais dans ROS, il y a quelques paquets supportant slam visuelle: stéréo... Le supporte de communauté est assez bien. </text:p>
      <text:p text:style-name="Standard"/>
      <text:h text:style-name="Heading_20_1" text:outline-level="1">Proposition</text:h>
      <text:list xml:id="list618475803" text:style-name="L2">
        <text:list-item>
          <text:p text:style-name="P2">Utilise Scene et développer comment cela marche</text:p>
          <text:list>
            <text:list-item>
              <text:p text:style-name="P2">Trouver la solution d'améliorer monoslam</text:p>
            </text:list-item>
            <text:list-item>
              <text:p text:style-name="P2">Générer des résultats pour estimer dans MRPT</text:p>
            </text:list-item>
          </text:list>
        </text:list-item>
        <text:list-item>
          <text:p text:style-name="P2">Développer un paquet de ROS en basant des vieilles codes qui peut-être ne marche pas dans la version actuelle. </text:p>
          <text:list>
            <text:list-item>
              <text:p text:style-name="P2">En basant des vieux paquets Vslam et Odométrie visuelle</text:p>
            </text:list-item>
            <text:list-item>
              <text:p text:style-name="P2">Il y a moins des outils pour démontrer le résultat. </text:p>
            </text:list-item>
          </text:list>
        </text:list-item>
      </text:list>
      <text:p text:style-name="Standard"/>
      <text:p text:style-name="P1">Résultat</text:p>
      <text:list xml:id="list764251802" text:style-name="L5">
        <text:list-item>
          <text:p text:style-name="P4">Tester Scene avec des vidéos de salles. Montrer des résultats. Trouver des erreurs et les fixer. </text:p>
        </text:list-item>
        <text:list-item>
          <text:p text:style-name="P4">Changer la sortie sous forme de format de MRPT pour faciliter la visualisation</text:p>
        </text:list-item>
        <text:list-item>
          <text:p text:style-name="P4">Tester, trouver la façon de construire le programme de vslam et odométri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uan </meta:initial-creator>
    <meta:creation-date>2010-03-26T00:35:25</meta:creation-date>
    <dc:date>2010-03-26T17:15:25</dc:date>
    <dc:creator>thuan </dc:creator>
    <meta:editing-duration>PT16H09M30S</meta:editing-duration>
    <meta:editing-cycles>12</meta:editing-cycles>
    <meta:generator>OpenOffice.org/3.1$Linux OpenOffice.org_project/310m19$Build-9420</meta:generator>
    <meta:document-statistic meta:table-count="0" meta:image-count="0" meta:object-count="0" meta:page-count="1" meta:paragraph-count="20" meta:word-count="225" meta:character-count="1333"/>
  </office:meta>
</office:document-meta>
</file>